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c057" officeooo:paragraph-rsid="0012c057"/>
    </style:style>
    <style:style style:name="T1" style:family="text">
      <style:text-properties officeooo:rsid="00145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.<text:span text:style-name="T1">odt</text:span>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5:51:00.712122454</dc:date>
    <meta:editing-duration>PT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5" meta:character-count="23" meta:non-whitespace-character-count="19"/>
  </office:meta>
</office:document-meta>
</file>